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b62" officeooo:paragraph-rsid="00011b62"/>
    </style:style>
    <style:style style:name="P2" style:family="paragraph" style:parent-style-name="Standard">
      <style:text-properties fo:font-weight="bold" officeooo:rsid="0008925b" officeooo:paragraph-rsid="0008925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1b62" officeooo:paragraph-rsid="00011b62" style:font-weight-asian="bold" style:font-weight-complex="bold"/>
    </style:style>
    <style:style style:name="P4" style:family="paragraph" style:parent-style-name="Standard">
      <style:text-properties officeooo:rsid="000758c8" officeooo:paragraph-rsid="000758c8"/>
    </style:style>
    <style:style style:name="P5" style:family="paragraph" style:parent-style-name="Standard">
      <style:text-properties officeooo:rsid="0008925b" officeooo:paragraph-rsid="0008925b"/>
    </style:style>
    <style:style style:name="T1" style:family="text">
      <style:text-properties officeooo:rsid="0008925b"/>
    </style:style>
    <style:style style:name="T2" style:family="text">
      <style:text-properties officeooo:rsid="0009ab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693a" style:font-weight-asian="bold" style:font-weight-complex="bold"/>
    </style:style>
    <style:style style:name="T5" style:family="text">
      <style:text-properties fo:font-weight="bold" officeooo:rsid="000a9594" style:font-weight-asian="bold" style:font-weight-complex="bold"/>
    </style:style>
    <style:style style:name="T6" style:family="text">
      <style:text-properties fo:font-weight="bold" officeooo:rsid="0008925b" style:font-weight-asian="bold" style:font-weight-complex="bold"/>
    </style:style>
    <style:style style:name="T7" style:family="text">
      <style:text-properties fo:font-weight="bold" officeooo:rsid="000c2f2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c2f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o kaggle</text:p>
      <text:p text:style-name="P1"/>
      <text:p text:style-name="P1">q1 : <text:tab/><text:span text:style-name="T3">Edad</text:span>: Numero de años: Lista de valores</text:p>
      <text:p text:style-name="P1">q2: <text:tab/><text:span text:style-name="T3">Genero</text:span>: 5 Opciones</text:p>
      <text:p text:style-name="P1">q3: <text:tab/><text:span text:style-name="T3">País de residencia</text:span> : lista</text:p>
      <text:p text:style-name="P1">q4: <text:tab/><text:span text:style-name="T3">Nivel de educación:</text:span> 7 opciones</text:p>
      <text:p text:style-name="P1">q5: <text:tab/><text:span text:style-name="T3">Ocupación actual </text:span>: 14 opciones</text:p>
      <text:p text:style-name="P1">q6: <text:tab/><text:span text:style-name="T3">Años de experiencia codeando o programando</text:span> : 7 opciones</text:p>
      <text:p text:style-name="P1">q7 : <text:tab/><text:span text:style-name="T3">Lenguajes de programación usados: </text:span>13 opciones</text:p>
      <text:p text:style-name="P1">q8: <text:tab/><text:span text:style-name="T3">Lenguaje que recomendarías :</text:span> 13 opciones</text:p>
      <text:p text:style-name="P1">q9: <text:tab/><text:span text:style-name="T3">Ambientes de desarrollo integrados</text:span>: 13 opciones</text:p>
      <text:p text:style-name="P1">q10:<text:tab/><text:span text:style-name="T3">Notebook que utilizas normalmente:</text:span> 17 opciones</text:p>
      <text:p text:style-name="P1">q11:<text:tab/><text:span text:style-name="T3">Tipo de plataforma</text:span>: 6 opciones</text:p>
      <text:p text:style-name="P1">q12: <text:span text:style-name="T3"><text:tab/>Tipo de hardware:</text:span> 6 opciones</text:p>
      <text:p text:style-name="P1">q13: <text:tab/><text:span text:style-name="T3">TPU</text:span> : 5 opciones </text:p>
      <text:p text:style-name="P1">q14: <text:tab/>Herramientas de <text:span text:style-name="T3">visualización</text:span> de datos : 12 opciones</text:p>
      <text:p text:style-name="P1">q15: <text:tab/><text:span text:style-name="T3">Experiencia</text:span> en el uso de <text:span text:style-name="T3">Machine Learning</text:span> : 9 opciones</text:p>
      <text:p text:style-name="P1">q16: <text:tab/><text:span text:style-name="T3">Uso</text:span> regular de <text:span text:style-name="T3">Machine Frameworks</text:span>: 18 opciones</text:p>
      <text:p text:style-name="P1">q17: <text:tab/><text:span text:style-name="T3">Algoritmos</text:span> de <text:span text:style-name="T3">Machine learni</text:span><text:span text:style-name="T4">n</text:span><text:span text:style-name="T3">g</text:span> utilizas : 12 opciones</text:p>
      <text:p text:style-name="P1">q18: <text:tab/><text:span text:style-name="T3">Categorías</text:span> de <text:span text:style-name="T3">visualización</text:span>: 7 opciones</text:p>
      <text:p text:style-name="P1">q19: <text:tab/><text:span text:style-name="T3">Métodos</text:span> <text:s/>procesamiento de <text:span text:style-name="T3">lenguaje natural</text:span>: 6 opciones</text:p>
      <text:p text:style-name="P4">q20: <text:tab/><text:span text:style-name="T3">Industria</text:span> en la que estas <text:span text:style-name="T3">trabajando</text:span> : 17 opciones</text:p>
      <text:p text:style-name="P4">q21:<text:tab/><text:span text:style-name="T3">Tamaño</text:span> e la <text:span text:style-name="T3">compañía</text:span> : 5 opciones</text:p>
      <text:p text:style-name="P4">q22: <text:tab/>Cuantas <text:span text:style-name="T3">personas</text:span> son analistas de datos en la <text:span text:style-name="T3">compañía</text:span> : 7 opciones</text:p>
      <text:p text:style-name="P4">q23: <text:tab/>Utilizan <text:span text:style-name="T3">métodos</text:span> de <text:span text:style-name="T3">machine learning</text:span> en tu empresa y cuales : 6 opciones.</text:p>
      <text:p text:style-name="P4">a24: <text:tab/><text:span text:style-name="T3">Actividad</text:span> que son <text:span text:style-name="T3">importantes</text:span> para tu trabajo : 8 opciones</text:p>
      <text:p text:style-name="P4">q25 : <text:tab/>Cuanto ganas <text:span text:style-name="T3">anualmente</text:span> en <text:span text:style-name="T3">dólares</text:span>: Lista de valores</text:p>
      <text:p text:style-name="P4">q26:<text:tab/>Cuanto es tu presupuesto de <text:span text:style-name="T3">Machine Learnin</text:span>g y <text:span text:style-name="T3">Cloud computing</text:span> en los <text:tab/>últimos <text:span text:style-name="T3">5 años</text:span> : en dorales: 6 opciones</text:p>
      <text:p text:style-name="P4">q27-A:Que plataformas de <text:span text:style-name="T3">cloud computing</text:span> utilizas regularmente: 12 opciones.</text:p>
      <text:p text:style-name="P4"/>
      <text:p text:style-name="P4"><text:span text:style-name="T1">q</text:span>28: <text:tab/>Que plataforma de <text:span text:style-name="T3">cloud</text:span> tienes la mejor <text:span text:style-name="T3">experiencia</text:span> para desarrollar : 13 <text:tab/>opciones</text:p>
      <text:p text:style-name="P4"/>
      <text:p text:style-name="P4">q29-A : Utilizas normalmente algunos de los producto<text:span text:style-name="T9">s</text:span> de <text:span text:style-name="T3">cloud computing:</text:span> 5 opciones</text:p>
      <text:p text:style-name="P4"/>
      <text:p text:style-name="P4">q30-A: Usas normalmente de alguna <text:span text:style-name="T3">data</text:span> <text:span text:style-name="T3">storage</text:span>: 8 opciones</text:p>
      <text:p text:style-name="P4"/>
      <text:p text:style-name="P4">q31-A: Utilizas regularmente alguno de los producto de <text:span text:style-name="T3">managed</text:span> <text:span text:style-name="T3">machine</text:span> <text:span text:style-name="T3">learning</text:span> </text:p>
      <text:p text:style-name="P4"/>
      <text:p text:style-name="P4">q32-A: Producto <text:span text:style-name="T3">big</text:span> <text:span text:style-name="T3">data</text:span> que utilizas regularmente.: 21 opciones</text:p>
      <text:p text:style-name="P4"/>
      <text:p text:style-name="P4"><text:span text:style-name="T2">q</text:span>33 :<text:tab/>Producto de <text:span text:style-name="T3">big</text:span> <text:span text:style-name="T3">data</text:span> que utilizas regularmente solo las personas que respondieron mas de una opcion en la q32-a: 21 opciones</text:p>
      <text:p text:style-name="P4"/>
      <text:p text:style-name="P4">q34-a: Uso regular de herramientas de <text:span text:style-name="T3">inteligencia</text:span> de <text:span text:style-name="T3">negocios</text:span>: 17 opciones</text:p>
      <text:p text:style-name="P4"/>
      <text:p text:style-name="P4">q35:<text:tab/>Cuales son las que más, Relacionada con la q34-a si tienes mas de un opción en la 34 : 17 opciones.</text:p>
      <text:p text:style-name="P4"><text:soft-page-break/></text:p>
      <text:p text:style-name="P4">q36-a : Utiliza alguna herramienta de automatización de <text:span text:style-name="T3">machine</text:span> <text:span text:style-name="T3">learning</text:span> : 8 opciones</text:p>
      <text:p text:style-name="P4"/>
      <text:p text:style-name="P4">q37-a: Cuales <text:span text:style-name="T3">herramientas</text:span>: Relacionada con la 36-a solo las que responden SI: 8 opciones</text:p>
      <text:p text:style-name="P4"/>
      <text:p text:style-name="P4">q38-a: Tiene herramientas para controlar los experimentos de <text:span text:style-name="T3">manage</text:span> <text:span text:style-name="T3">machine</text:span> <text:span text:style-name="T3">learning</text:span> : 12 opciones</text:p>
      <text:p text:style-name="P4"/>
      <text:p text:style-name="P4">q39 : Donde compartes tus <text:span text:style-name="T3">análisis</text:span> de <text:span text:style-name="T3">datos</text:span> y aplicaciones de <text:span text:style-name="T3">machine</text:span> <text:span text:style-name="T3">learning</text:span> : 10 opciones</text:p>
      <text:p text:style-name="P4"/>
      <text:p text:style-name="P4">q40:<text:tab/>En que plataformas <text:span text:style-name="T3">iniciaste</text:span> tu <text:span text:style-name="T3">formación</text:span> de <text:span text:style-name="T3">análisis</text:span> de datos: 12 opciones.</text:p>
      <text:p text:style-name="P4"/>
      <text:p text:style-name="P4"><text:span text:style-name="T2">q</text:span>41: <text:s/><text:span text:style-name="T1">Cual es la </text:span><text:span text:style-name="T6">herramienta</text:span><text:span text:style-name="T1"> </text:span><text:span text:style-name="T6">principal</text:span><text:span text:style-name="T1"> que utilizas en el </text:span><text:span text:style-name="T6">trabajo</text:span><text:span text:style-name="T1"> o </text:span><text:span text:style-name="T6">escuela</text:span><text:span text:style-name="T1"> para procesas datos: 6 opciones</text:span></text:p>
      <text:p text:style-name="P5"/>
      <text:p text:style-name="P5">q42: Cual es tu <text:span text:style-name="T3">red social favorita</text:span> relacionada con el data science : 12 opciones</text:p>
      <text:p text:style-name="P5"/>
      <text:p text:style-name="P2">Preguntas extras : Para personas no profesionales</text:p>
      <text:p text:style-name="P5"/>
      <text:p text:style-name="P5">q27-b: Cual de las siguiente de <text:span text:style-name="T3">cloud</text:span> <text:span text:style-name="T3">computing</text:span> esperas familiarizarte mas en los próximos dos años : 12 opciones</text:p>
      <text:p text:style-name="P5"/>
      <text:p text:style-name="P5">q29-b: En los próximos dos años, deseas <text:span text:style-name="T3">familiarizarte</text:span> <text:span text:style-name="T3">más</text:span> con alguna de las siguientes opciones: 5 opciones</text:p>
      <text:p text:style-name="P5"/>
      <text:p text:style-name="P5">q30-b : En los próximos 2 años, con cuales de los siguientes data <text:span text:style-name="T3">storage</text:span> <text:span text:style-name="T3">products</text:span> deseas familiarizarte: 8 opciones</text:p>
      <text:p text:style-name="P5"/>
      <text:p text:style-name="P5">q31-b : En los próximos 2 años, Con cuales de los siguientes <text:span text:style-name="T3">productos</text:span> de <text:span text:style-name="T3">managed</text:span> machine learning quieres familiarizarte : 10 opciones </text:p>
      <text:p text:style-name="P5"/>
      <text:p text:style-name="P5">q32-b : En los próximos 2 años, Con cuales de los siguientes productos de <text:span text:style-name="T3">big</text:span> <text:span text:style-name="T3">data</text:span> products quieres familiarizarte : 21 opciones </text:p>
      <text:p text:style-name="P5"/>
      <text:p text:style-name="P5">q34-b : En los próximos 2 años, Con cuales de los siguientes productos de <text:span text:style-name="T3">tools</text:span> <text:span text:style-name="T3">bussiness</text:span> <text:span text:style-name="T3">intelligent</text:span> quieres familiarizarte : <text:s/>17 opciones </text:p>
      <text:p text:style-name="P5"/>
      <text:p text:style-name="P5">q36-b : En los próximos 2 años, Con cuales de los siguientes productos de <text:span text:style-name="T3">automated</text:span> <text:span text:style-name="T3">machine</text:span> <text:span text:style-name="T3">learning</text:span> quieres familiarizarte : 8 opciones </text:p>
      <text:p text:style-name="P5"/>
      <text:p text:style-name="P5">q37-b : En los próximos 2 años, Con cuales de los siguientes productos de <text:span text:style-name="T3">automated</text:span> <text:span text:style-name="T3">machine</text:span> <text:span text:style-name="T3">learning</text:span> <text:span text:style-name="T3">tools</text:span> quieres familiarizarte : 8 opciones</text:p>
      <text:p text:style-name="P5"/>
      <text:p text:style-name="P5">q38-b:En los próximos 2 años, Con cuales de los siguientes productos de <text:span text:style-name="T3">tools</text:span> <text:span text:style-name="T3">machine</text:span> <text:span text:style-name="T3">learning</text:span> experiments quieres familiarizarte : 12 opcion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entury Schoolbook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Schoolbook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Schoolbook" fo:font-family="'Century Schoolbook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Schoolbook" fo:font-family="'Century Schoolbook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" fo:font-family="'Century Schoolbook'" style:font-family-generic="roman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2:41:57.401000000</meta:creation-date>
    <dc:date>2022-12-02T14:21:05.133000000</dc:date>
    <meta:editing-duration>PT1H39M4S</meta:editing-duration>
    <meta:editing-cycles>1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53" meta:word-count="645" meta:character-count="3960" meta:non-whitespace-character-count="3333"/>
  </office:meta>
</office:document-meta>
</file>